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5.75pt" style:font-size-complex="18pt"/>
    </style:style>
    <style:style style:name="P2" style:family="paragraph" style:parent-style-name="Standard">
      <style:paragraph-properties fo:text-align="justify" style:justify-single-word="false"/>
      <style:text-properties fo:font-size="18pt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style:font-name="Arial1" fo:font-size="12pt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style:font-name="Arial1" fo:font-size="12pt"/>
    </style:style>
    <style:style style:name="P6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</style:style>
    <style:style style:name="T1" style:family="text">
      <style:text-properties style:font-name="Arial1"/>
    </style:style>
    <style:style style:name="T2" style:family="text">
      <style:text-properties style:font-name="Arial1" fo:font-size="12pt"/>
    </style:style>
    <style:style style:name="T3" style:family="text">
      <style:text-properties style:font-name="Arial1" fo:font-size="12pt" style:font-size-asian="15.75pt" style:font-size-complex="18pt"/>
    </style:style>
    <style:style style:name="T4" style:family="text">
      <style:text-properties fo:font-size="12pt"/>
    </style:style>
    <style:style style:name="T5" style:family="text">
      <style:text-properties style:text-position="super 58%"/>
    </style:style>
    <style:style style:name="T6" style:family="text">
      <style:text-properties style:text-position="super 58%" style:font-name="Arial1" fo:font-size="12pt"/>
    </style:style>
    <style:style style:name="T7" style:family="text">
      <style:text-properties style:text-position="0% 100%"/>
    </style:style>
    <style:style style:name="T8" style:family="text">
      <style:text-properties style:text-position="0% 100%" style:font-name="Arial1" fo:font-size="12pt"/>
    </style:style>
    <style:style style:name="T9" style:family="text">
      <style:text-properties style:font-size-asian="15.75pt" style:font-size-complex="18pt"/>
    </style:style>
    <style:style style:name="T10" style:family="text">
      <style:text-properties fo:font-size="63.75pt"/>
    </style:style>
    <style:style style:name="T11" style:family="text">
      <style:text-properties style:text-position="sub 58%"/>
    </style:style>
    <style:style style:name="T12" style:family="text">
      <style:text-properties style:text-position="sub 58%" style:font-name="Times New Roman" fo:font-size="12pt" style:font-size-asian="12pt" style:font-size-complex="12pt"/>
    </style:style>
    <text:list-style style:name="L1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ímica: André</text:p>
      <text:p text:style-name="P2"><text:span text:style-name="T2"/></text:p>
      <text:p text:style-name="P4">1 - Tem-se uma mistura de magnésio e bismuto pulverizados. A densidade (quantidade de massa por volume) do magnésio é 1,74 g/ml (gramas por 10<text:span text:style-name="T5">-3 </text:span><text:span text:style-name="T7">litros</text:span>) e a do bismuto é 9,67 g/ml. </text:p>
      <text:p text:style-name="P4"/>
      <text:p text:style-name="P4">Para separar somente esses dois metais, precisamos escolher um líquido adequado. </text:p>
      <text:p text:style-name="P4"/>
      <text:p text:style-name="P4">Assinale a alternativa correta que diz respeito a este líquido:<text:line-break/><text:line-break/>a) O líquido deve reage com ambos os metais e tem densidade 2,89 g/ml.<text:line-break/>b) O líquido deve reage com um dos metais e tem densidade 2,89 g/ml.<text:line-break/>c) O líquido não reage com nenhum dos dois metais e tem densidade 2,89 g/ml.<text:line-break/>d) O líquido pode reagir com um dos metais e tem densidade 1,24 g/ml.<text:line-break/>e) O líquido não reage com nenhum dos metais e tem densidade 1,24 g/ml.</text:p>
      <text:p text:style-name="P3"><text:span text:style-name="T2"/></text:p>
      <text:p text:style-name="P3"><text:span text:style-name="T2">Resposta: c)</text:span></text:p>
      <text:p text:style-name="P3"><text:span text:style-name="T2"/></text:p>
      <text:p text:style-name="P3"><text:span text:style-name="T2"/></text:p>
      <text:p text:style-name="P4">2 - O número de elétrons do cátion (íons de carga positiva) X<text:span text:style-name="T5">2+</text:span> (lembre que cargas positivas são “falta” de elétrons) de um elemento X é igual ao número de elétrons do átomo neutro de um gás nobre. Esse átomo de gás nobre apresenta número atômico 10 (logo este gás nobre tem a seguinte configuração 1s<text:span text:style-name="T5">2</text:span>, 2s<text:span text:style-name="T5">2 <text:s/></text:span>e 2p<text:span text:style-name="T5">6</text:span>) e número de massa 20. O número atômico do elemento X é:<text:line-break/></text:p>
      <text:p text:style-name="P4">a) 8 <text:line-break/>b) 10 <text:line-break/>c) 12 <text:line-break/>d) 18 <text:line-break/>e) 20</text:p>
      <text:p text:style-name="P4"/>
      <text:p text:style-name="P4">Resposta: c)</text:p>
      <text:p text:style-name="P4"/>
      <text:p text:style-name="P5"><text:span text:style-name="T9">3 - </text:span>O átomo constituído de 17 prótons, 18 nêutrons e 17 elétrons, possui número atômico e número de massa igual a:<text:line-break/><text:line-break/>a) 17 e 17<text:line-break/>b) 17 e 18 <text:line-break/>c) 18 e 17<text:line-break/>d) 17 e 35 <text:line-break/>e) 35 e 17</text:p>
      <text:p text:style-name="P3"><text:span text:style-name="T2"/></text:p>
      <text:p text:style-name="P4">Resposta: d)</text:p>
      <text:p text:style-name="P4"><text:span text:style-name="T2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<text:span text:style-name="T1"/></text:p>
      <text:p text:style-name="P6"><text:span text:style-name="T1"/></text:p>
      <text:p text:style-name="P8">4 - <text:span text:style-name="T3">Na siderurgia, nos altos fornos, ocorre a reação do óxido de ferro</text:span> (Fe<text:span text:style-name="T11">2</text:span>O<text:span text:style-name="T12">3</text:span>) <text:span text:style-name="T3">com monóxido de carbono (CO). Os processos envolvidos são muito complicados, mas de forma simplificada este processo é realizado segundo a equação:</text:span></text:p>
      <text:p text:style-name="P8"/>
      <text:p text:style-name="P8">Fe<text:span text:style-name="T12">2</text:span>O<text:span text:style-name="T12">3 </text:span>(s) + 3 CO (g) → 2Fe (s) + 3 CO<text:span text:style-name="T12">2 </text:span>(g)</text:p>
      <text:p text:style-name="P7">(s) → indica sólido.</text:p>
      <text:p text:style-name="P7">(g) → indica gás.</text:p>
      <text:p text:style-name="P4">Obs.: O oxigênio adora ficar com mais dois elétrons para atingir uma configuração de gás nobre.</text:p>
      <text:p text:style-name="P7"/>
      <text:p text:style-name="P4">É incorreto afirmar que:</text:p>
      <text:p text:style-name="P4"/>
      <text:p text:style-name="P8"><text:span text:style-name="T3">a) </text:span>Fe<text:span text:style-name="T12">2</text:span>O<text:span text:style-name="T12">3</text:span> é<text:span text:style-name="T3"> o agente oxidante.</text:span></text:p>
      <text:p text:style-name="P4">b) CO é o agente redutor.</text:p>
      <text:p text:style-name="P4">c) O ferro sofre redução.</text:p>
      <text:p text:style-name="P4">d) O carbono sofre oxidação.</text:p>
      <text:p text:style-name="P4">e) Cada átomo de ferro perde 3 elétrons no processo.</text:p>
      <text:p text:style-name="P4"/>
      <text:p text:style-name="P4">Resposta: e)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é </meta:initial-creator>
    <meta:creation-date>2012-06-24T18:37:50</meta:creation-date>
    <dc:date>2012-06-24T19:11:35</dc:date>
    <dc:creator>André </dc:creator>
    <meta:editing-duration>PT00H33M46S</meta:editing-duration>
    <meta:editing-cycles>7</meta:editing-cycles>
    <meta:generator>OpenOffice.org/3.2$Linux OpenOffice.org_project/320m12$Build-9483</meta:generator>
    <meta:document-statistic meta:table-count="0" meta:image-count="0" meta:object-count="0" meta:page-count="2" meta:paragraph-count="22" meta:word-count="369" meta:character-count="1906"/>
  </office:meta>
</office:document-meta>
</file>